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ord_Howe_Island">
            <text:p>Lord_Howe_Island</text:p>
          </table:table-cell>
          <table:table-cell office:value-type="string" office:value="U-Th">
            <text:p>U-Th</text:p>
          </table:table-cell>
          <table:table-cell office:value-type="string" office:value="13RDC01c-085">
            <text:p>13RDC01c-085</text:p>
          </table:table-cell>
          <table:table-cell office:value-type="float" office:value="-31.505">
            <text:p>-31.505</text:p>
          </table:table-cell>
          <table:table-cell office:value-type="float" office:value="159.039">
            <text:p>159.039</text:p>
          </table:table-cell>
          <table:table-cell office:value-type="float" office:value="8956.0">
            <text:p>8956.0</text:p>
          </table:table-cell>
          <table:table-cell office:value-type="float" office:value="17.0">
            <text:p>17.0</text:p>
          </table:table-cell>
          <table:table-cell office:value-type="string" office:value="Coral">
            <text:p>Cor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9.0">
            <text:p>-29.0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WoodroffeEtal2010,LewisEtal2013">
            <text:p>WoodroffeEtal2010,LewisEtal2013</text:p>
          </table:table-cell>
        </table:table-row>
        <table:table-row>
          <table:table-cell office:value-type="string" office:value="Lord_Howe_Island">
            <text:p>Lord_Howe_Island</text:p>
          </table:table-cell>
          <table:table-cell office:value-type="string" office:value="U-Th">
            <text:p>U-Th</text:p>
          </table:table-cell>
          <table:table-cell office:value-type="string" office:value="21RDC01c-079">
            <text:p>21RDC01c-079</text:p>
          </table:table-cell>
          <table:table-cell office:value-type="float" office:value="-31.58">
            <text:p>-31.58</text:p>
          </table:table-cell>
          <table:table-cell office:value-type="float" office:value="159.14">
            <text:p>159.14</text:p>
          </table:table-cell>
          <table:table-cell office:value-type="float" office:value="8100.0">
            <text:p>8100.0</text:p>
          </table:table-cell>
          <table:table-cell office:value-type="float" office:value="24.0">
            <text:p>24.0</text:p>
          </table:table-cell>
          <table:table-cell office:value-type="string" office:value="Coral">
            <text:p>Cor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9.0">
            <text:p>-29.0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WoodroffeEtal2010,LewisEtal2013">
            <text:p>WoodroffeEtal2010,LewisEtal2013</text:p>
          </table:table-cell>
        </table:table-row>
        <table:table-row>
          <table:table-cell office:value-type="string" office:value="Lord_Howe_Island">
            <text:p>Lord_Howe_Island</text:p>
          </table:table-cell>
          <table:table-cell office:value-type="string" office:value="U-Th">
            <text:p>U-Th</text:p>
          </table:table-cell>
          <table:table-cell office:value-type="string" office:value="14RDC01b-055">
            <text:p>14RDC01b-055</text:p>
          </table:table-cell>
          <table:table-cell office:value-type="float" office:value="-31.505">
            <text:p>-31.505</text:p>
          </table:table-cell>
          <table:table-cell office:value-type="float" office:value="159.039">
            <text:p>159.039</text:p>
          </table:table-cell>
          <table:table-cell office:value-type="float" office:value="7590.0">
            <text:p>7590.0</text:p>
          </table:table-cell>
          <table:table-cell office:value-type="float" office:value="16.0">
            <text:p>16.0</text:p>
          </table:table-cell>
          <table:table-cell office:value-type="string" office:value="Coral">
            <text:p>Cor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9.0">
            <text:p>-29.0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WoodroffeEtal2010,LewisEtal2013">
            <text:p>WoodroffeEtal2010,LewisEtal2013</text:p>
          </table:table-cell>
        </table:table-row>
        <table:table-row>
          <table:table-cell office:value-type="string" office:value="Lord_Howe_Island">
            <text:p>Lord_Howe_Island</text:p>
          </table:table-cell>
          <table:table-cell office:value-type="string" office:value="U-Th">
            <text:p>U-Th</text:p>
          </table:table-cell>
          <table:table-cell office:value-type="string" office:value="22RDC01d-117">
            <text:p>22RDC01d-117</text:p>
          </table:table-cell>
          <table:table-cell office:value-type="float" office:value="-31.58">
            <text:p>-31.58</text:p>
          </table:table-cell>
          <table:table-cell office:value-type="float" office:value="159.14">
            <text:p>159.14</text:p>
          </table:table-cell>
          <table:table-cell office:value-type="float" office:value="9079.0">
            <text:p>9079.0</text:p>
          </table:table-cell>
          <table:table-cell office:value-type="float" office:value="26.0">
            <text:p>26.0</text:p>
          </table:table-cell>
          <table:table-cell office:value-type="string" office:value="Coral">
            <text:p>Cor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2.0">
            <text:p>-32.0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WoodroffeEtal2010,LewisEtal2013">
            <text:p>WoodroffeEtal2010,LewisEtal2013</text:p>
          </table:table-cell>
        </table:table-row>
        <table:table-row>
          <table:table-cell office:value-type="string" office:value="Lord_Howe_Island">
            <text:p>Lord_Howe_Island</text:p>
          </table:table-cell>
          <table:table-cell office:value-type="string" office:value="radiocarbon">
            <text:p>radiocarbon</text:p>
          </table:table-cell>
          <table:table-cell office:value-type="string" office:value="OZL215">
            <text:p>OZL215</text:p>
          </table:table-cell>
          <table:table-cell office:value-type="float" office:value="-31.58">
            <text:p>-31.58</text:p>
          </table:table-cell>
          <table:table-cell office:value-type="float" office:value="159.14">
            <text:p>159.14</text:p>
          </table:table-cell>
          <table:table-cell office:value-type="float" office:value="6750.0">
            <text:p>6750.0</text:p>
          </table:table-cell>
          <table:table-cell office:value-type="float" office:value="50.0">
            <text:p>5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-29.0">
            <text:p>-29.0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WoodroffeEtal2010,LewisEtal2013">
            <text:p>WoodroffeEtal2010,LewisEtal20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